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Cambri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aper title: A generalisation of REM models for camera traps or acoustic detectors. </text:span></text:p>
      <text:p text:style-name="Standard"/>
      <text:p text:style-name="Standard"><text:span text:style-name="T1">Introduction</text:span></text:p>
      <text:list xml:id="list5579561777827928714" text:style-name="WWNum1">
        <text:list-item>
          <text:p text:style-name="P1">Biodiversity and need for monitoring techniques</text:p>
        </text:list-item>
        <text:list-item>
          <text:p text:style-name="P1">Methods of estimating numbers of animals:</text:p>
          <text:list>
            <text:list-item>
              <text:p text:style-name="P1"><text:s/>Random Encounter Models (REM) vs. Capture-Recapture etc</text:p>
            </text:list-item>
          </text:list>
        </text:list-item>
        <text:list-item>
          <text:p text:style-name="P1">Background to REMs</text:p>
          <text:list>
            <text:list-item>
              <text:p text:style-name="P1">Gas model</text:p>
            </text:list-item>
            <text:list-item>
              <text:p text:style-name="P1">Marcus model</text:p>
            </text:list-item>
            <text:list-item>
              <text:p text:style-name="P1">Our extension</text:p>
            </text:list-item>
            <text:list-item>
              <text:p text:style-name="P1">Why it’s important</text:p>
            </text:list-item>
          </text:list>
        </text:list-item>
        <text:list-item>
          <text:p text:style-name="P1">Aims:</text:p>
          <text:list>
            <text:list-item>
              <text:p text:style-name="P1">1. Create a general model to estimate absolute abundance from count data from acoustic or visual detectors.</text:p>
            </text:list-item>
            <text:list-item>
              <text:p text:style-name="P1">2. Test the validity of the model, and note when it is likely to perform poorly.</text:p>
            </text:list-item>
          </text:list>
        </text:list-item>
        <text:list-item>
          <text:p text:style-name="P1">Hypotheses: </text:p>
          <text:list>
            <text:list-item>
              <text:p text:style-name="P1">1. The analytical model can accurately predict density in a homogeneous environment with straight line animal movement.</text:p>
            </text:list-item>
            <text:list-item>
              <text:p text:style-name="P1">2. The analytical model can predict density when the assumption of straight line movement is broken. </text:p>
            </text:list-item>
            <text:list-item>
              <text:p text:style-name="P1">3. The variance of estimates will increase as animals move further from straight line movement. </text:p>
            </text:list-item>
            <text:list-item>
              <text:p text:style-name="P1">4. The accuracy of the analytical model decreases with decreasing sampling time, radius of detection, call angle and detection angle, animal speed and density.</text:p>
            </text:list-item>
          </text:list>
        </text:list-item>
      </text:list>
      <text:p text:style-name="Standard"/>
      <text:p text:style-name="Standard"><text:span text:style-name="T1">Methods</text:span></text:p>
      <text:list xml:id="list7484220476524456562" text:style-name="WWNum2">
        <text:list-item>
          <text:p text:style-name="P2">REM extension </text:p>
          <text:list>
            <text:list-item>
              <text:p text:style-name="P2">Gas model – 360<text:span text:style-name="T2">°</text:span> detector, 360<text:span text:style-name="T2">°</text:span> animal</text:p>
            </text:list-item>
            <text:list-item>
              <text:p text:style-name="P2">Extension 1 – 360<text:span text:style-name="T2">°</text:span> detector, &gt;180<text:span text:style-name="T2">°</text:span> animal</text:p>
            </text:list-item>
            <text:list-item>
              <text:p text:style-name="P2">Extension 2 – 360<text:span text:style-name="T2">°</text:span> detector, &lt;180<text:span text:style-name="T2">°</text:span> animal</text:p>
            </text:list-item>
            <text:list-item>
              <text:p text:style-name="P2">Extension 3 – &gt;180<text:span text:style-name="T2">°</text:span> detector, 360<text:span text:style-name="T2">°</text:span> animal</text:p>
            </text:list-item>
            <text:list-item>
              <text:p text:style-name="P2">Extension 4 – &gt;180<text:span text:style-name="T2">°</text:span> detector, &gt;180<text:span text:style-name="T2">°</text:span> animal</text:p>
            </text:list-item>
            <text:list-item>
              <text:p text:style-name="P2">Extension 5 – &gt;180<text:span text:style-name="T2">°</text:span> detector, &lt;180<text:span text:style-name="T2">°</text:span> animal</text:p>
            </text:list-item>
            <text:list-item>
              <text:p text:style-name="P2">Extension 6 – &lt;180<text:span text:style-name="T2">°</text:span> detector, 360<text:span text:style-name="T2">°</text:span> animal</text:p>
            </text:list-item>
            <text:list-item>
              <text:p text:style-name="P2">Extension 7 – &lt;180<text:span text:style-name="T2">°</text:span> detector, &gt;180<text:span text:style-name="T2">°</text:span> animal</text:p>
            </text:list-item>
            <text:list-item>
              <text:p text:style-name="P2">Extension 8 - &lt;180<text:span text:style-name="T2">°</text:span> detector, &lt;180<text:span text:style-name="T2">°</text:span> animal</text:p>
            </text:list-item>
            <text:list-item>
              <text:p text:style-name="P2">Diagrams</text:p>
            </text:list-item>
          </text:list>
        </text:list-item>
        <text:list-item>
          <text:p text:style-name="P2">Simulation methods</text:p>
        </text:list-item>
      </text:list>
      <text:p text:style-name="P4"/>
      <text:p text:style-name="Standard"><text:span text:style-name="T1">Results</text:span></text:p>
      <text:list xml:id="list8606870619135592890" text:style-name="WWNum3">
        <text:list-item>
          <text:p text:style-name="P3">Comparison of model and the simulation</text:p>
          <text:list>
            <text:list-item>
              <text:p text:style-name="P3"><text:soft-page-break/>6 plots – <text:s/>with 9 lines, one line for each model </text:p>
              <text:list>
                <text:list-item>
                  <text:p text:style-name="P3">y-axis average percentage error – all plots</text:p>
                </text:list-item>
                <text:list-item>
                  <text:p text:style-name="P3">x-axis parameters changes on the simulation parameters, including: Density of animals, Speed of animals, Total length of time in simulation, Radius of detector, Angle of call, Angle of detector</text:p>
                </text:list-item>
                <text:list-item>
                  <text:p text:style-name="P3">E.g, for density:</text:p>
                </text:list-item>
              </text:list>
            </text:list-item>
          </text:list>
        </text:list-item>
      </text:list>
      <text:p text:style-name="Standard"/>
      <text:p text:style-name="Standard"><text:span text:style-name="T1">Discussion</text:span></text:p>
      <text:list xml:id="list2130498895" text:continue-numbering="true" text:style-name="WWNum3">
        <text:list-item>
          <text:p text:style-name="P3">Yes the model works</text:p>
          <text:list>
            <text:list-item>
              <text:p text:style-name="P3">It’s a great new tool for monitoring animals, especially these</text:p>
            </text:list-item>
          </text:list>
        </text:list-item>
        <text:list-item>
          <text:p text:style-name="P3">Problems that might exist</text:p>
          <text:list>
            <text:list-item>
              <text:p text:style-name="P3">Not a 3D model, for flying/swimming animals</text:p>
            </text:list-item>
            <text:list-item>
              <text:p text:style-name="P3">Perfect detection, on a binary basis</text:p>
            </text:list-item>
            <text:list-item>
              <text:p text:style-name="P3">Simplification of isomorphic sound</text:p>
            </text:list-item>
            <text:list-item>
              <text:p text:style-name="P3">Homogenous landscape</text:p>
            </text:list-item>
            <text:list-item>
              <text:p text:style-name="P3">Moving detetcors</text:p>
            </text:list-item>
            <text:list-item>
              <text:p text:style-name="P3">Time expans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Wingdings" svg:font-family="Wingdings"/>
    <style:font-face style:name="Ubuntu" svg:font-family="Ubuntu" style:font-family-generic="swiss"/>
    <style:font-face style:name="Courier New" svg:font-family="'Courier New'" style:font-adornments="Normal" style:font-family-generic="modern" style:font-pitch="fixed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Droid Sans Fallback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size="9pt" style:font-size-asian="9pt" style:font-size-complex="9pt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size="9pt" style:font-size-asian="9pt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zabeth Moorcroft</meta:initial-creator>
    <meta:editing-cycles>8</meta:editing-cycles>
    <meta:creation-date>2013-09-16T15:55:00</meta:creation-date>
    <dc:date>2013-09-20T15:43:17</dc:date>
    <meta:editing-duration>PT14M18S</meta:editing-duration>
    <meta:generator>OpenOffice.org/3.4$Linux OpenOffice.org_project/340m1$Build-9590</meta:generator>
    <meta:document-statistic meta:table-count="0" meta:image-count="0" meta:object-count="0" meta:page-count="2" meta:paragraph-count="47" meta:word-count="362" meta:character-count="207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